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08138888888889cm" style:use-optimal-column-width="true"/>
    </style:style>
    <style:style style:name="co3" style:family="table-column">
      <style:table-column-properties fo:break-before="auto" style:column-width="9.26041666666667cm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2.13430555555556cm" style:use-optimal-column-width="true"/>
    </style:style>
    <style:style style:name="co7" style:family="table-column">
      <style:table-column-properties fo:break-before="auto" style:column-width="1.905cm" style:use-optimal-column-width="true"/>
    </style:style>
    <style:style style:name="co8" style:family="table-column">
      <style:table-column-properties fo:break-before="auto" style:column-width="1.65805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Text_ID</text:p>
          </table:table-cell>
          <table:table-cell office:value-type="string" table:style-name="ce2">
            <text:p>Sentence_ID</text:p>
          </table:table-cell>
          <table:table-cell office:value-type="string" table:style-name="ce2">
            <text:p>Sentence</text:p>
          </table:table-cell>
          <table:table-cell office:value-type="string" table:style-name="ce2">
            <text:p>Evaluative</text:p>
          </table:table-cell>
          <table:table-cell office:value-type="string" table:style-name="ce2">
            <text:p>Affect</text:p>
          </table:table-cell>
          <table:table-cell office:value-type="string" table:style-name="ce2">
            <text:p>Judgement</text:p>
          </table:table-cell>
          <table:table-cell office:value-type="string" table:style-name="ce2">
            <text:p>Appreciation</text:p>
          </table:table-cell>
          <table:table-cell office:value-type="string" table:style-name="ce2">
            <text:p>Ambiguous</text:p>
          </table:table-cell>
          <table:table-cell office:value-type="string" table:style-name="ce2">
            <text:p>Uncertain</text:p>
          </table:table-cell>
          <table:table-cell office:value-type="string" table:style-name="ce2">
            <text:p>No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</text:p>
          </table:table-cell>
          <table:table-cell office:value-type="string" table:style-name="ce3">
            <text:p>Ich bin Maleri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2</text:p>
          </table:table-cell>
          <table:table-cell office:value-type="string" table:style-name="ce3">
            <text:p>Ich arbeite mit figurativen Großgemälden. Das heißt, ich male Menschen, wie dies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</text:p>
          </table:table-cell>
          <table:table-cell office:value-type="string" table:style-name="ce3">
            <text:p>Aber heute Abend erzähle ich Ihnen etwas über mich, das meine Arbeit und Sicht verändert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4</text:p>
          </table:table-cell>
          <table:table-cell office:value-type="string" table:style-name="ce3">
            <text:p>Wir alle müssen das mal durchleben, und ich hoffe, dass meine Erfahrung jemandem helfen kann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5</text:p>
          </table:table-cell>
          <table:table-cell office:value-type="string" table:style-name="ce3">
            <text:p>Etwas zu meiner Herkunft: Ich war das jüngste von 8 Kinder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</text:p>
          </table:table-cell>
          <table:table-cell office:value-type="string" table:style-name="ce3">
            <text:p>Ja, wir waren acht Kinder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</text:p>
          </table:table-cell>
          <table:table-cell office:value-type="string" table:style-name="ce3">
            <text:p>Ich habe 6 ältere Brüder und eine Schweste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8</text:p>
          </table:table-cell>
          <table:table-cell office:value-type="string" table:style-name="ce3">
            <text:p>Hier ein Beispiel, um zu zeigen, wie das war: Wenn wir in den Urlaub fuhren, hatten wir einen Bus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9</text:p>
          </table:table-cell>
          <table:table-cell office:value-type="string" table:style-name="ce3">
            <text:p>Meine Supermom fuhr uns durch die ganze Stadt zu verschiedenen Freizeitaktivitäten -- aber nicht mit dem Bus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</text:p>
          </table:table-cell>
          <table:table-cell office:value-type="string" table:style-name="ce3">
            <text:p>Wir hatten auch ein normales Auto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1</text:p>
          </table:table-cell>
          <table:table-cell office:value-type="string" table:style-name="ce3">
            <text:p>Sie brachte mich zu Malkursen, aber nicht nur zu einem oder zwei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</text:p>
          </table:table-cell>
          <table:table-cell office:value-type="string" table:style-name="ce3">
            <text:p>Im Alter von 8 Jahren, bis ich 16 wurde, fuhr sie mich zu jedem verfügbaren Kurs, denn nur das wollte ich tu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3</text:p>
          </table:table-cell>
          <table:table-cell office:value-type="string" table:style-name="ce3">
            <text:p>Sie machte sogar einen Kurs in New York mit mi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4</text:p>
          </table:table-cell>
          <table:table-cell office:value-type="string" table:style-name="ce3">
            <text:p>Als das jüngste von acht Kindern lernte ich ein paar Überlebensregel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5</text:p>
          </table:table-cell>
          <table:table-cell office:value-type="string" table:style-name="ce3">
            <text:p>Regel Nummer 1: Lass dich nie von deinem großen Bruder bei einer Dummheit erwisch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6</text:p>
          </table:table-cell>
          <table:table-cell office:value-type="string" table:style-name="ce3">
            <text:p>So lernte ich, leise und ordentlich zu sein, die Regeln genau zu befolgen und nicht aus der Reihe zu tanz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7</text:p>
          </table:table-cell>
          <table:table-cell office:value-type="string" table:style-name="ce3">
            <text:p>Aber beim Malen konnte ich die Regeln bestimm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8</text:p>
          </table:table-cell>
          <table:table-cell office:value-type="string" table:style-name="ce3">
            <text:p>Das war meine eigene Welt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9</text:p>
          </table:table-cell>
          <table:table-cell office:value-type="string" table:style-name="ce3">
            <text:p>Mit 14 wusste ich, dass ich unbedingt Künstlerin werden wollt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20</text:p>
          </table:table-cell>
          <table:table-cell office:value-type="string" table:style-name="ce3">
            <text:p>Mein Plan war es, meine Malerei durch Kellnern zu finanzier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1</text:p>
          </table:table-cell>
          <table:table-cell office:value-type="string" table:style-name="ce3">
            <text:p>Ich arbeitete an meinen Fertigkeiten.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Art5_DE</text:p>
          </table:table-cell>
          <table:table-cell office:value-type="string" table:style-name="ce1">
            <text:p>S22</text:p>
          </table:table-cell>
          <table:table-cell office:value-type="string" table:style-name="ce3">
            <text:p>Ich machte meinen Master auf der Hochschule und bei meiner ersten Einzelausstellung fragte mich mein Bruder: "Was bedeuten all die roten Punkte neben den Gemälden?"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3</text:p>
          </table:table-cell>
          <table:table-cell office:value-type="string" table:style-name="ce3">
            <text:p>Keiner war überraschter als ich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24</text:p>
          </table:table-cell>
          <table:table-cell office:value-type="string" table:style-name="ce3">
            <text:p>Die roten Punkte hießen, dass Bilder verkauft waren und dass ich meine Miete bezahlen konnte, mit der Malerei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25</text:p>
          </table:table-cell>
          <table:table-cell office:value-type="string" table:style-name="ce3">
            <text:p>Meine Wohnung hatte vier Steckdosen und ich konnte nicht Mikrowelle und Toaster gleichzeitig benutzen, aber ich konnte meine Miete zahl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6</text:p>
          </table:table-cell>
          <table:table-cell office:value-type="string" table:style-name="ce3">
            <text:p>Ich war überglücklich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7</text:p>
          </table:table-cell>
          <table:table-cell office:value-type="string" table:style-name="ce3">
            <text:p>Hier ist ein Bild aus ungefähr jener Zei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8</text:p>
          </table:table-cell>
          <table:table-cell office:value-type="string" table:style-name="ce3">
            <text:p>Es sollte so realistisch wie möglich sei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29</text:p>
          </table:table-cell>
          <table:table-cell office:value-type="string" table:style-name="ce3">
            <text:p>Es musste genau und glaubhaft sei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0</text:p>
          </table:table-cell>
          <table:table-cell office:value-type="string" table:style-name="ce3">
            <text:p>An diesem Ort war ich abgeschottet und hatte die absolute Kontroll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1</text:p>
          </table:table-cell>
          <table:table-cell office:value-type="string" table:style-name="ce3">
            <text:p>Seitdem habe ich mir mit dem Malen von Menschen im Wasser einen Namen gemacht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2</text:p>
          </table:table-cell>
          <table:table-cell office:value-type="string" table:style-name="ce3">
            <text:p>Badewannen und Duschen waren perfekt als geschlossene Umgebung.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3</text:p>
          </table:table-cell>
          <table:table-cell office:value-type="string" table:style-name="ce3">
            <text:p>Das war intim und persönlich, und Wasser war eine Herausforderung, die mich ein Jahrzehnt beschäftigte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4</text:p>
          </table:table-cell>
          <table:table-cell office:value-type="string" table:style-name="ce3">
            <text:p>Ich malte ca. 200 von diesen Bildern, viele davon 2 bis 2,5 Meter groß, wie dieses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35</text:p>
          </table:table-cell>
          <table:table-cell office:value-type="string" table:style-name="ce3">
            <text:p>In diesem Bild mischte ich Mehl in das Badewasser für einen trüben Effekt und gab Speiseöl auf die Wasseroberfläche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6</text:p>
          </table:table-cell>
          <table:table-cell office:value-type="string" table:style-name="ce3">
            <text:p>Die Frau legte sich hinein und als ich es beleuchtete, sah es so schön aus, dass ich es gleich malen wollte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37</text:p>
          </table:table-cell>
          <table:table-cell office:value-type="string" table:style-name="ce3">
            <text:p>Mich trieb eine Art impulsive Neugierde an.<text:s/>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8</text:p>
          </table:table-cell>
          <table:table-cell office:value-type="string" table:style-name="ce3">
            <text:p>Ich wollte immer mehr Neues hinzufügen: Vinyl, Dampf, Glas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39</text:p>
          </table:table-cell>
          <table:table-cell office:value-type="string" table:style-name="ce3">
            <text:p>Einmal habe ich Vaseline auf meinen Kopf und in mein Haar gecremt, nur um zu wissen, wie das aussieh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40</text:p>
          </table:table-cell>
          <table:table-cell office:value-type="string" table:style-name="ce3">
            <text:p>Tun Sie das ni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41</text:p>
          </table:table-cell>
          <table:table-cell office:value-type="string" table:style-name="ce3">
            <text:p>Es lief also gut.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42</text:p>
          </table:table-cell>
          <table:table-cell office:value-type="string" table:style-name="ce3">
            <text:p>Ich fand meinen Weg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43</text:p>
          </table:table-cell>
          <table:table-cell office:value-type="string" table:style-name="ce3">
            <text:p>Ich war ehrgeizig und motiviert, umgeben von Künstlern, ging zu Eröffnungen und Veranstaltungen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44</text:p>
          </table:table-cell>
          <table:table-cell office:value-type="string" table:style-name="ce3">
            <text:p>Ich hatte Erfolg und bekam Aufmerksamkeit, und ich zog um in eine Wohnung mit mehr als vier Steckdosen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45</text:p>
          </table:table-cell>
          <table:table-cell office:value-type="string" table:style-name="ce3">
            <text:p>Meine Mutter und ich blieben lange wach, erzählten uns unsere neuesten Ideen und inspirierten uns gegenseitig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46</text:p>
          </table:table-cell>
          <table:table-cell office:value-type="string" table:style-name="ce3">
            <text:p>Sie konnte gut töpfern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47</text:p>
          </table:table-cell>
          <table:table-cell office:value-type="string" table:style-name="ce3">
            <text:p>Mein Freund Bo hat dieses Bild gemalt, von seiner Frau und mir tanzend am Ozean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48</text:p>
          </table:table-cell>
          <table:table-cell office:value-type="string" table:style-name="ce3">
            <text:p>Er nannte es "Die leichten Jahre".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Art5_DE</text:p>
          </table:table-cell>
          <table:table-cell office:value-type="string" table:style-name="ce1">
            <text:p>S49</text:p>
          </table:table-cell>
          <table:table-cell office:value-type="string" table:style-name="ce3">
            <text:p>Auf meine Frage nach der Bedeutung sagte er: "Das ist die Zeit, wenn man erwachsen wird und kein Kind mehr ist, aber die Verantwortlichkeiten des Lebens einen noch nicht belasten."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0</text:p>
          </table:table-cell>
          <table:table-cell office:value-type="string" table:style-name="ce3">
            <text:p>Das waren die leichten Jahre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1</text:p>
          </table:table-cell>
          <table:table-cell office:value-type="string" table:style-name="ce3">
            <text:p>Am 8. Oktober 2011 endeten die leichten Jahr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2</text:p>
          </table:table-cell>
          <table:table-cell office:value-type="string" table:style-name="ce3">
            <text:p>Bei meiner Mutter wurde Lungenkrebs diagnostizier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3</text:p>
          </table:table-cell>
          <table:table-cell office:value-type="string" table:style-name="ce3">
            <text:p>Er hatte in die Knochen gestreut und in ihr Gehir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4</text:p>
          </table:table-cell>
          <table:table-cell office:value-type="string" table:style-name="ce3">
            <text:p>Als sie es mir erzählte, sank ich auf die Knie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5</text:p>
          </table:table-cell>
          <table:table-cell office:value-type="string" table:style-name="ce3">
            <text:p>Ich brach zusamme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56</text:p>
          </table:table-cell>
          <table:table-cell office:value-type="string" table:style-name="ce3">
            <text:p>Als ich wieder zu mir kam, sah ich sie an und ich erkannte, dass es nicht um mich ging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57</text:p>
          </table:table-cell>
          <table:table-cell office:value-type="string" table:style-name="ce3">
            <text:p>Es ging darum, ihr zu helf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58</text:p>
          </table:table-cell>
          <table:table-cell office:value-type="string" table:style-name="ce3">
            <text:p>Mein Vater ist Arzt und wir hatten das Glück, dass er da war und sich wundervoll um sie kümmerte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59</text:p>
          </table:table-cell>
          <table:table-cell office:value-type="string" table:style-name="ce3">
            <text:p>Aber ich wollte auch alles mir Mögliche tun, um zu helfen. Ich wollte alle Möglichkeiten probier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0</text:p>
          </table:table-cell>
          <table:table-cell office:value-type="string" table:style-name="ce3">
            <text:p>Wir alle wollten das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61</text:p>
          </table:table-cell>
          <table:table-cell office:value-type="string" table:style-name="ce3">
            <text:p>Ich recherchierte über Altenativmedizin, Ernährung, Saftkuren, Akkupunktur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2</text:p>
          </table:table-cell>
          <table:table-cell office:value-type="string" table:style-name="ce3">
            <text:p>Dann fragte ich sie: "Willst du, dass ich das tue?"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3</text:p>
          </table:table-cell>
          <table:table-cell office:value-type="string" table:style-name="ce3">
            <text:p>Sie sagte: "Nei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4</text:p>
          </table:table-cell>
          <table:table-cell office:value-type="string" table:style-name="ce3">
            <text:p>Spare deine Kräft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5</text:p>
          </table:table-cell>
          <table:table-cell office:value-type="string" table:style-name="ce3">
            <text:p>Ich werde dich später brauchen."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66</text:p>
          </table:table-cell>
          <table:table-cell office:value-type="string" table:style-name="ce3">
            <text:p>Sie wusste, was passieren würde, und sie wusste, was die Ärzte, die Experten und das Internet nicht wussten: wie sie damit umgehen wollt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67</text:p>
          </table:table-cell>
          <table:table-cell office:value-type="string" table:style-name="ce3">
            <text:p>Ich musste sie nur frag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68</text:p>
          </table:table-cell>
          <table:table-cell office:value-type="string" table:style-name="ce3">
            <text:p>Ich erkannte: Würde ich versuchen, es zu beheben, würde ich es verpassen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69</text:p>
          </table:table-cell>
          <table:table-cell office:value-type="string" table:style-name="ce3">
            <text:p>Also begann ich, bei ihr zu sein, was immer das bedeutete, und ihr in jeder Situation wirklich zuzuhören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70</text:p>
          </table:table-cell>
          <table:table-cell office:value-type="string" table:style-name="ce3">
            <text:p>Zuvor hatte ich mich dagegen gewehrt, jetzt hatte ich aufgegeben, das Unkontrollierbare zu kontrollieren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1</text:p>
          </table:table-cell>
          <table:table-cell office:value-type="string" table:style-name="ce3">
            <text:p>Ich stand ihr einfach bei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72</text:p>
          </table:table-cell>
          <table:table-cell office:value-type="string" table:style-name="ce3">
            <text:p>Die Zeit verging langsamer, und das Datum war irrelevan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3</text:p>
          </table:table-cell>
          <table:table-cell office:value-type="string" table:style-name="ce3">
            <text:p>Wir entwickelten eine Routin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74</text:p>
          </table:table-cell>
          <table:table-cell office:value-type="string" table:style-name="ce3">
            <text:p>Früh morgens legte ich mich zu ihr ins Bett und schlief bei ih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75</text:p>
          </table:table-cell>
          <table:table-cell office:value-type="string" table:style-name="ce3">
            <text:p>Mein Bruder kam zum Frühstück und wir freuten uns, sein Auto in der Auffahrt zu hören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76</text:p>
          </table:table-cell>
          <table:table-cell office:value-type="string" table:style-name="ce3">
            <text:p>Dann half ich ihr auf, hielt ihre Hände und half ihr, in die Küche zu lauf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7</text:p>
          </table:table-cell>
          <table:table-cell office:value-type="string" table:style-name="ce3">
            <text:p>Sie hatte eine riesige Tasse, die sie gemacht hatte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8</text:p>
          </table:table-cell>
          <table:table-cell office:value-type="string" table:style-name="ce3">
            <text:p>Daraus trank sie gerne Kaffee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79</text:p>
          </table:table-cell>
          <table:table-cell office:value-type="string" table:style-name="ce3">
            <text:p><text:s/>Sie liebte irisches Sodabrot zum Frühstück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0</text:p>
          </table:table-cell>
          <table:table-cell office:value-type="string" table:style-name="ce3">
            <text:p>Danach duschte sie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1</text:p>
          </table:table-cell>
          <table:table-cell office:value-type="string" table:style-name="ce3">
            <text:p>Sie liebte diesen Teil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82</text:p>
          </table:table-cell>
          <table:table-cell office:value-type="string" table:style-name="ce3">
            <text:p>Sie liebte das warme Wasser, daher machte ich es ihr so schön wie möglich, wie ein Spa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3</text:p>
          </table:table-cell>
          <table:table-cell office:value-type="string" table:style-name="ce3">
            <text:p>Manchmal half meine Schweste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84</text:p>
          </table:table-cell>
          <table:table-cell office:value-type="string" table:style-name="ce3">
            <text:p>Wir hatten warme Handtücher und Hausschuhe sofort bereit, damit ihr nie kalt wurd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5</text:p>
          </table:table-cell>
          <table:table-cell office:value-type="string" table:style-name="ce3">
            <text:p>Ich fönte ihre Haar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6</text:p>
          </table:table-cell>
          <table:table-cell office:value-type="string" table:style-name="ce3">
            <text:p>Abends kamen meine Brüder mit ihren Kindern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7</text:p>
          </table:table-cell>
          <table:table-cell office:value-type="string" table:style-name="ce3">
            <text:p>Das war der Höhepunkt ihres Tages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88</text:p>
          </table:table-cell>
          <table:table-cell office:value-type="string" table:style-name="ce3">
            <text:p>Nach einiger Zeit benutzten wir einen Rollstuhl.<text:s/>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89</text:p>
          </table:table-cell>
          <table:table-cell office:value-type="string" table:style-name="ce3">
            <text:p>Sie wollte nicht mehr so viel essen und trank ihren Kaffee aus der kleinsten Tasse, die wir finden konnt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0</text:p>
          </table:table-cell>
          <table:table-cell office:value-type="string" table:style-name="ce3">
            <text:p>Ich konnte sie nicht mehr stützen. Dann half ein Pfleger beim Duschen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91</text:p>
          </table:table-cell>
          <table:table-cell office:value-type="string" table:style-name="ce3">
            <text:p>Diese kleinen täglichen Dinge wurden zu unserem heiligen Ritual und wir wiederholten sie täglich, während der Krebs wuchs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2</text:p>
          </table:table-cell>
          <table:table-cell office:value-type="string" table:style-name="ce3">
            <text:p>Es war demütigend und schmerzhaft und genau da, wo ich sein wollte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93</text:p>
          </table:table-cell>
          <table:table-cell office:value-type="string" table:style-name="ce3">
            <text:p>Wir nannten diese Zeit "die schöne schreckliche".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4</text:p>
          </table:table-cell>
          <table:table-cell office:value-type="string" table:style-name="ce3">
            <text:p>Sie starb am 26. Oktober 2012, ein Jahr und drei Wochen nach ihrer Diagnos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95</text:p>
          </table:table-cell>
          <table:table-cell office:value-type="string" table:style-name="ce3">
            <text:p>Sie war nicht mehr da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6</text:p>
          </table:table-cell>
          <table:table-cell office:value-type="string" table:style-name="ce3">
            <text:p>Meine Brüder, Schwester, Vater und ich kamen uns alle näher, um uns gegenseitig zu unterstützen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7</text:p>
          </table:table-cell>
          <table:table-cell office:value-type="string" table:style-name="ce3">
            <text:p>Die ganze Familiendynamik und unsere Rollen änderten sich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98</text:p>
          </table:table-cell>
          <table:table-cell office:value-type="string" table:style-name="ce3">
            <text:p>Wir erlebten dieses Unbekannte gemeinsam, fühlten dasselbe und passten aufeinander auf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99</text:p>
          </table:table-cell>
          <table:table-cell office:value-type="string" table:style-name="ce3">
            <text:p>Ich bin dankbar, dass ich sie habe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00</text:p>
          </table:table-cell>
          <table:table-cell office:value-type="string" table:style-name="ce3">
            <text:p>Da ich die meiste Zeit allein im Studio bei der Arbeit verbringe, wusste ich nicht, dass solch eine Verbindung so wichtig, so heilend sein könnte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1</text:p>
          </table:table-cell>
          <table:table-cell office:value-type="string" table:style-name="ce3">
            <text:p>Das war das Wichtigste, was ich immer gewollt hatte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02</text:p>
          </table:table-cell>
          <table:table-cell office:value-type="string" table:style-name="ce3">
            <text:p>Nach der Beerdigung war es an der Zeit, wieder in mein Studio zu geh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03</text:p>
          </table:table-cell>
          <table:table-cell office:value-type="string" table:style-name="ce3">
            <text:p>Ich packte meine Sachen und fuhr zurück nach Brooklyn. Malen war das, was ich immer getan hatte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4</text:p>
          </table:table-cell>
          <table:table-cell office:value-type="string" table:style-name="ce3">
            <text:p>Also malte ich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5</text:p>
          </table:table-cell>
          <table:table-cell office:value-type="string" table:style-name="ce3">
            <text:p>Und Folgendes passierte: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06</text:p>
          </table:table-cell>
          <table:table-cell office:value-type="string" table:style-name="ce3">
            <text:p>Es ist wie das Freisetzen von allem, was sich in mir entwirrte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07</text:p>
          </table:table-cell>
          <table:table-cell office:value-type="string" table:style-name="ce3">
            <text:p>Dieser besonders vorsichtig erschaffene, sichere Ort, den ich in meinen anderen Bildern kreierte, war ein Mythos.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8</text:p>
          </table:table-cell>
          <table:table-cell office:value-type="string" table:style-name="ce3">
            <text:p>Er war nicht da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09</text:p>
          </table:table-cell>
          <table:table-cell office:value-type="string" table:style-name="ce3">
            <text:p>Und ich hatte Angst, denn ich wollte nicht mehr male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0</text:p>
          </table:table-cell>
          <table:table-cell office:value-type="string" table:style-name="ce3">
            <text:p>Also ging ich in den Wald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1</text:p>
          </table:table-cell>
          <table:table-cell office:value-type="string" table:style-name="ce3">
            <text:p>Ich wollte versuchen, raus zu geh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12</text:p>
          </table:table-cell>
          <table:table-cell office:value-type="string" table:style-name="ce3">
            <text:p>Ich nahm meine Farben und ich war keine Landschaftsmalerin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3</text:p>
          </table:table-cell>
          <table:table-cell office:value-type="string" table:style-name="ce3">
            <text:p>Ich war eigentlich keine spezielle Art von Malerin.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4</text:p>
          </table:table-cell>
          <table:table-cell office:value-type="string" table:style-name="ce3">
            <text:p>Deshalb hatte ich keinen Bezug, keine Erwartungen.<text:s/>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5</text:p>
          </table:table-cell>
          <table:table-cell office:value-type="string" table:style-name="ce3">
            <text:p>Das erlaubte es mir, rücksichtslos und frei zu sei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16</text:p>
          </table:table-cell>
          <table:table-cell office:value-type="string" table:style-name="ce3">
            <text:p>Ich ließ sogar eines der nassen Bilder über Nacht draußen, neben einem Licht im Wald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7</text:p>
          </table:table-cell>
          <table:table-cell office:value-type="string" table:style-name="ce3">
            <text:p>Am Morgen war es mit Insekten übersä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8</text:p>
          </table:table-cell>
          <table:table-cell office:value-type="string" table:style-name="ce3">
            <text:p>Aber das war mir egal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19</text:p>
          </table:table-cell>
          <table:table-cell office:value-type="string" table:style-name="ce3">
            <text:p>Es war egal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0</text:p>
          </table:table-cell>
          <table:table-cell office:value-type="string" table:style-name="ce3">
            <text:p>Ich nahm all diese Bilder wieder mit ins Studio, zerkratzte sie und schnitt in sie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1</text:p>
          </table:table-cell>
          <table:table-cell office:value-type="string" table:style-name="ce3">
            <text:p>Ich gab Farbverdünner darauf, noch mehr Farbe und zeichnete darübe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2</text:p>
          </table:table-cell>
          <table:table-cell office:value-type="string" table:style-name="ce3">
            <text:p>Ich hatte keinen Plan, aber ich beobachtete, was passiert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23</text:p>
          </table:table-cell>
          <table:table-cell office:value-type="string" table:style-name="ce3">
            <text:p>Das ist das Bild mit all den Insekt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24</text:p>
          </table:table-cell>
          <table:table-cell office:value-type="string" table:style-name="ce3">
            <text:p>Ich wollte keinen realen Ort darstell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5</text:p>
          </table:table-cell>
          <table:table-cell office:value-type="string" table:style-name="ce3">
            <text:p>Das Chaos und die Unvollkommenheiten faszinierten mich, und es passierte etwas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26</text:p>
          </table:table-cell>
          <table:table-cell office:value-type="string" table:style-name="ce3">
            <text:p>Ich wurde wieder neugierig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27</text:p>
          </table:table-cell>
          <table:table-cell office:value-type="string" table:style-name="ce3">
            <text:p>Das hier ist noch eines aus dem Wald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28</text:p>
          </table:table-cell>
          <table:table-cell office:value-type="string" table:style-name="ce3">
            <text:p>Da gab es jetzt bloß einen Hak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29</text:p>
          </table:table-cell>
          <table:table-cell office:value-type="string" table:style-name="ce3">
            <text:p>Ich konnte die Farbe nicht mehr wie sonst kontrollier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0</text:p>
          </table:table-cell>
          <table:table-cell office:value-type="string" table:style-name="ce3">
            <text:p>Es ging darum, etwas anzudeuten und zu suggerieren, nicht zu erklären oder zu beschreib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1</text:p>
          </table:table-cell>
          <table:table-cell office:value-type="string" table:style-name="ce3">
            <text:p>Diese unvollkommene, chaotische, turbulente Oberfläche erzählte die Geschichte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2</text:p>
          </table:table-cell>
          <table:table-cell office:value-type="string" table:style-name="ce3">
            <text:p>Ich wurde so neugierig, wie ich als Studentin gewesen war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3</text:p>
          </table:table-cell>
          <table:table-cell office:value-type="string" table:style-name="ce3">
            <text:p>Als Nächstes wollte ich Figuren in diese Gemälde bringen, Menschen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4</text:p>
          </table:table-cell>
          <table:table-cell office:value-type="string" table:style-name="ce3">
            <text:p>Ich liebte diese neue Umgebung. Also wollte ich beides, Menschen und diese Stimmung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35</text:p>
          </table:table-cell>
          <table:table-cell office:value-type="string" table:style-name="ce3">
            <text:p>Als mir die Idee für die Umsetzung kam, wurde mir etwas übel und schwindelig, was wahrscheinlich nur Adrenalin war, aber für mich war es ein gutes Zeiche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36</text:p>
          </table:table-cell>
          <table:table-cell office:value-type="string" table:style-name="ce3">
            <text:p>Und nun möchte ich Ihnen zeigen, woran ich jetzt arbeite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37</text:p>
          </table:table-cell>
          <table:table-cell office:value-type="string" table:style-name="ce3">
            <text:p>Ich habe es noch niemandem gezeigt, das ist also eine Art Vorschau meiner nächsten Show, also was bisher fertig is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38</text:p>
          </table:table-cell>
          <table:table-cell office:value-type="string" table:style-name="ce3">
            <text:p>Weite Räume statt isolierter Badewann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39</text:p>
          </table:table-cell>
          <table:table-cell office:value-type="string" table:style-name="ce3">
            <text:p>Ich gehe nach draußen anstatt nach drinn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40</text:p>
          </table:table-cell>
          <table:table-cell office:value-type="string" table:style-name="ce3">
            <text:p>Die Kontrolle lockern und die Unvollkommenheiten auskosten, die Unvollkommenheiten zulass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41</text:p>
          </table:table-cell>
          <table:table-cell office:value-type="string" table:style-name="ce3">
            <text:p>In dieser Unvollkommenheit findet man Verletzlichkeit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42</text:p>
          </table:table-cell>
          <table:table-cell office:value-type="string" table:style-name="ce3">
            <text:p>Ich konnte meine tiefste Absicht spüren, was mir am meisten bedeutete: menschliche Verbindung, die sich an einem Ort ohne Widerstand und Kontrolle findet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43</text:p>
          </table:table-cell>
          <table:table-cell office:value-type="string" table:style-name="ce3">
            <text:p>Ich möchte Bilder darüber mal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44</text:p>
          </table:table-cell>
          <table:table-cell office:value-type="string" table:style-name="ce3">
            <text:p>Ich habe Folgendes erkannt: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45</text:p>
          </table:table-cell>
          <table:table-cell office:value-type="string" table:style-name="ce3">
            <text:p>Wir werden alle große Verluste in unserem Leben erfahren, vielleicht einen Job oder eine Karriere, Beziehungen, Liebe, unsere Jugend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46</text:p>
          </table:table-cell>
          <table:table-cell office:value-type="string" table:style-name="ce3">
            <text:p>Wir werden unsere Gesundheit verlieren und geliebte Mensch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47</text:p>
          </table:table-cell>
          <table:table-cell office:value-type="string" table:style-name="ce3">
            <text:p>Diese Verluste liegen nicht in unserer Hand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48</text:p>
          </table:table-cell>
          <table:table-cell office:value-type="string" table:style-name="ce3">
            <text:p>Sie sind unvorhersehbar und sie zwingen uns in die Knie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49</text:p>
          </table:table-cell>
          <table:table-cell office:value-type="string" table:style-name="ce3">
            <text:p>Ich sage: Lassen Sie si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50</text:p>
          </table:table-cell>
          <table:table-cell office:value-type="string" table:style-name="ce3">
            <text:p>Fallen Sie auf die Knie, werden Sie demütig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51</text:p>
          </table:table-cell>
          <table:table-cell office:value-type="string" table:style-name="ce3">
            <text:p>Hören Sie auf, es zu verändern oder es sich anders zu wünschen.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52</text:p>
          </table:table-cell>
          <table:table-cell office:value-type="string" table:style-name="ce3">
            <text:p>So ist es einfach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53</text:p>
          </table:table-cell>
          <table:table-cell office:value-type="string" table:style-name="ce3">
            <text:p>Dann gibt es Raum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54</text:p>
          </table:table-cell>
          <table:table-cell office:value-type="string" table:style-name="ce3">
            <text:p>In diesem Raum spüren Sie Ihre Verletzlichkeit und was Ihnen am meisten bedeutet und Ihre tiefste Absicht ist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t5_DE</text:p>
          </table:table-cell>
          <table:table-cell office:value-type="string" table:style-name="ce1">
            <text:p>S155</text:p>
          </table:table-cell>
          <table:table-cell office:value-type="string" table:style-name="ce3">
            <text:p>Seien Sie neugierig auf die Verbindung zu Dingen und Menschen, die da sind, wach und lebendig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56</text:p>
          </table:table-cell>
          <table:table-cell office:value-type="string" table:style-name="ce3">
            <text:p>Das wollen wir alle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rt5_DE</text:p>
          </table:table-cell>
          <table:table-cell office:value-type="string" table:style-name="ce1">
            <text:p>S157</text:p>
          </table:table-cell>
          <table:table-cell office:value-type="string" table:style-name="ce3">
            <text:p>Nutzen wir die Gelegenheit, die Schönheit zu finden, im Ungewissen und Unvorhersehbaren, selbst im Schrecklichen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t5_DE</text:p>
          </table:table-cell>
          <table:table-cell office:value-type="string" table:style-name="ce1">
            <text:p>S158</text:p>
          </table:table-cell>
          <table:table-cell office:value-type="string" table:style-name="ce3">
            <text:p>Vielen Dank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104841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pache POI</meta:initial-creator>
    <dc:creator>Benutzer 1</dc:creator>
    <meta:creation-date>2023-04-21T18:15:17Z</meta:creation-date>
    <dc:date>2025-06-23T14:06:22Z</dc:date>
    <meta:editing-duration>PT0S</meta:editing-duration>
  </office:meta>
</office:document-meta>
</file>